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Thread Safe</text:p>
          </table:table-cell>
          <table:table-cell table:style-name="ce2" office:value-type="string" calcext:value-type="string">
            <text:p>Non Thread Saf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4" calcext:value-type="float">
            <text:p>0.774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7" calcext:value-type="float">
            <text:p>0.757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61" calcext:value-type="float">
            <text:p>0.761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6" calcext:value-type="float">
            <text:p>0.766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2" calcext:value-type="float">
            <text:p>0.762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76" calcext:value-type="float">
            <text:p>0.776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65" calcext:value-type="float">
            <text:p>0.765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5" calcext:value-type="float">
            <text:p>0.76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72" calcext:value-type="float">
            <text:p>0.772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5" calcext:value-type="float">
            <text:p>0.76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([.B2]+[.B3]+[.B4]+[.B5]+[.B6]+[.B7]+[.B8]+[.B9]+[.B10]+[.B11])/10" office:value-type="float" office:value="0.7663" calcext:value-type="float">
            <text:p>0.7663</text:p>
          </table:table-cell>
          <table:table-cell table:formula="of:=([.C2]+[.C3]+[.C4]+[.C5]+[.C6]+[.C7]+[.C8]+[.C9]+[.C10]+[.C11])/10" office:value-type="float" office:value="0.0866" calcext:value-type="float">
            <text:p>0.0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5T16:40:39.356000000</meta:creation-date>
    <dc:date>2023-10-25T16:54:46.366000000</dc:date>
    <meta:editing-duration>PT14M7S</meta:editing-duration>
    <meta:editing-cycles>1</meta:editing-cycles>
    <meta:document-statistic meta:table-count="1" meta:cell-count="35" meta:object-count="0"/>
    <meta:generator>LibreOffice/7.5.2.2$Windows_X86_64 LibreOffice_project/53bb9681a964705cf672590721dbc85eb4d0c3a2</meta:generator>
  </office:meta>
</office:document-meta>
</file>